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1"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4"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76"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77"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78"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79"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80"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81"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82"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83"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84"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85"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86"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87"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88"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89"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90"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91"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92"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93"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94"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95"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96"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97"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98"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99"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00"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01"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74">M → M+</text:p>
      <text:p text:style-name="P74">M’ → M’2+</text:p>
      <text:p text:style-name="P75"><text:span text:style-name="T24">تمرین: واکنش‌پذیری عنصر‌های دارای اعداد اتمی ۱۱، ۱۲ و ۱۳ را مقایسه کنید: </text:span><text:span text:style-name="T13">ـــــ &lt; ـــــ &lt; ـــــ</text:span></text:p>
      <text:p text:style-name="P75"><text:span text:style-name="T13">ت</text:span><text:span text:style-name="T12">ذکر مهم: واکنش‌پذیری عنصر‌های واسطه، در مواردی </text:span><text:span text:style-name="T14">از نظام گفته شده، پیروی نمی‌کند.</text:span></text:p>
      <text:p text:style-name="P76">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77"><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78"><text:span text:style-name="T15">واکنش‌پذیری*: </text:span><text:span text:style-name="T16">ـــــ &lt; ـــــ &lt; ـــــ</text:span></text:p>
      <text:p text:style-name="P78"><text:span text:style-name="T16">د</text:span><text:span text:style-name="T15">ر تولید لامپ چراغ‌های جلو خودرو از </text:span><text:span text:style-name="T16">ـــــ </text:span><text:span text:style-name="T15">استفاده می‌شود.</text:span></text:p>
      <text:p text:style-name="P79"><text:span text:style-name="T15">ت) با افزایش شعاع، خاصیت نافلزی </text:span><text:span text:style-name="T16">ـــــ </text:span><text:span text:style-name="T15">می‌شود.</text:span></text:p>
      <text:p text:style-name="P79"><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80"><text:span text:style-name="T21">پ</text:span><text:span text:style-name="T20">رسش مهم</text:span><text:span text:style-name="T15">: کدام هالوژن، در دمای ۴۰۰ درجه سانتی‌گراد با H2 واکنش می‌دهد؟</text:span></text:p>
      <text:p text:style-name="P80"><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80"><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80"><text:span text:style-name="T15">واکنش‌دهند و </text:span><text:span text:style-name="T16">ـــــ </text:span><text:span text:style-name="T15">تولید کنند. مثال:</text:span></text:p>
      <text:p text:style-name="P81"><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82"><text:span text:style-name="T15">۳) نقطه جوش هالوژن‌ها: </text:span><text:span text:style-name="T16">ـــــ &lt; ـــــ &lt; ـــــ &lt; ـــــ</text:span></text:p>
      <text:p text:style-name="P83"><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84"><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84"><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84"><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84"><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84"><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84"><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84"><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3">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95"><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96"><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97"><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98"><text:span text:style-name="T20">اغلب عناصر واسطه، دو ویژگی دارند: ترکیبات </text:span><text:span text:style-name="T22">ـــــ </text:span><text:span text:style-name="T20">و ظرفیت‌های </text:span><text:span text:style-name="T22">ـــــ</text:span></text:p>
      <text:p text:style-name="P98"><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4">« آرایش الکترونی فلز‌های واسطه »</text:p>
      <text:p text:style-name="P99"><text:span text:style-name="T20">زیر لایه </text:span><text:span text:style-name="T22">ـــــ </text:span><text:span text:style-name="T20">در آن‌ها در حال پر شدن است:</text:span></text:p>
      <text:p text:style-name="P99"><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99"><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85"><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5">«نکاتی درباره عناصر واسطه تناوب ۴»</text:p>
      <text:p text:style-name="P100"><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00"><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00"><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00"><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00"><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01"><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01"><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01"><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86"><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87"><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88"><text:span text:style-name="T15">پرتو‌های خورشیدی، از روی ورقه طلا، </text:span><text:span text:style-name="T19">ـــــ </text:span><text:span text:style-name="T15">زیادی دارند.</text:span></text:p>
      <text:p text:style-name="P88"><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88"><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88"><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6">«عنصر‌ها به چه شکلی در طبیعت یافت می‌شوند؟»</text:p>
      <text:p text:style-name="P88"><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88"><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88"><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88"><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89"><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7">«حالت آزاد»</text:p>
      <text:p text:style-name="P90"><text:span text:style-name="T15">در یک عنصر یعنی، اتم‌های آن با اتمی </text:span><text:span text:style-name="T19">ـــــ</text:span></text:p>
      <text:p text:style-name="P90"><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90"><text:span text:style-name="T20">پرسش – </text:span><text:span text:style-name="T15">چند مورد، حالت آزاد هیدروژن است؟</text:span></text:p>
      <text:p text:style-name="P41">۱)<text:tab/>H<text:tab/>۲)H-Cl<text:tab/>۳) H-H</text:p>
      <text:p text:style-name="P91"><text:span text:style-name="T20">روش شناسایی کاتیون‌های آهن ( واکنش‌ها، موازنه شوند. ) </text:span><text:span text:style-name="T15">( کاوش کنید ۱ صفحه ۱۹ )</text:span></text:p>
      <text:p text:style-name="P90"><text:span text:style-name="T15">ج) آزمایش ۱ صفحه ۱۹ ( شناسایی Fe^{2+} ) به کمک یون </text:span><text:span text:style-name="T19">ـــــ</text:span></text:p>
      <text:p text:style-name="P42">(aq)+ <text:s text:c="2"/>(aq) → <text:s text:c="2"/>(s)+ <text:s text:c="2"/>(aq)</text:p>
      <text:p text:style-name="P90"><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90"><text:span text:style-name="T15">پ) آزمایش ۲ صفحه ۱۹ ( شناسایی Fe^{3+} ) به کمک یون </text:span><text:span text:style-name="T19">ـــــ</text:span></text:p>
      <text:p text:style-name="P92"><text:span text:style-name="T19">(</text:span><text:span text:style-name="T15">aq)+ <text:s text:c="3"/>(aq) → <text:s text:c="2"/>(s)+ <text:s text:c="3"/>(aq)</text:span></text:p>
      <text:p text:style-name="P90"><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90"><text:span text:style-name="T15">تذکر: روش شناسایی یک ذره، باید </text:span><text:span text:style-name="T19">ـــــ </text:span><text:span text:style-name="T15">«ویژه» و مشخص، ایجاد کند، به شکلی که؛</text:span></text:p>
      <text:p text:style-name="P90"><text:span text:style-name="T15">یون مورد نظر/یون شناساگر، فقط با یون مورد نظر/یون شناساگر، آن </text:span><text:span text:style-name="T19">ـــــ </text:span><text:span text:style-name="T15">را ایجاد کند.</text:span></text:p>
      <text:p text:style-name="P90"><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90"><text:span text:style-name="T15">نکته ۲: در واکنش جابه‌جایی دوگانه، ظرفیت هر ذره، در دو طرف واکنش یکسان </text:span><text:span text:style-name="T19">ـــــ</text:span></text:p>
      <text:p text:style-name="P90"><text:span text:style-name="T15">آزمایش ۳ صفحه ۱۹: </text:span><text:span text:style-name="T19">( </text:span><text:span text:style-name="T15">واکنش‌ها موازنه شوند. ) ابتدا، میخ زنگ‌زده را در محلول Hcl وارد می‌کنیم:</text:span></text:p>
      <text:p text:style-name="P92"><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92"><text:span text:style-name="T15">پ) ____ (aq) + <text:s text:c="2"/>NaOH(aq) → </text:span><text:span text:style-name="T19">ـــــ </text:span><text:span text:style-name="T15">(s) + </text:span><text:span text:style-name="T19">ـــــ </text:span><text:span text:style-name="T15">(aq)</text:span></text:p>
      <text:p text:style-name="P90"><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90"><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90"><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90"><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93"><text:span text:style-name="T15">نتیجه: </text:span><text:span text:style-name="T19">ـــــ </text:span><text:span text:style-name="T15">از </text:span><text:span text:style-name="T19">ـــــ </text:span><text:span text:style-name="T15">واکنش‌پذیر‌تر است.</text:span></text:p>
      <text:p text:style-name="P93"><text:span text:style-name="T15">نکته ۳: در واکنش جابه‌جایی یگانه، حتماً در واکنش، بار </text:span><text:span text:style-name="T19">ـــــ </text:span><text:span text:style-name="T15">ذره تغییر می‌کند.</text:span></text:p>
      <text:p text:style-name="P93"><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93"><text:span text:style-name="T15">خوب است بدانیم:</text:span></text:p>
      <text:p text:style-name="P94"><text:span text:style-name="T15">Fe + HCl → </text:span><text:span text:style-name="T19">ـــــ </text:span><text:span text:style-name="T15">+ H_2<text:tab/>/<text:tab/>Fe+Cl_2 → </text:span><text:span text:style-name="T19">ـــــ</text:span></text:p>
      <text:p text:style-name="P33"/>
      <text:p text:style-name="P68">«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69">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0">«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69">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7">۶۰</text:span><text:span text:style-name="T35"> واتی را حدود </text:span><text:span text:style-name="T37">۲۵</text:span><text:span text:style-name="T35"> ساعت روشن نگه داشت. در استخراج </text:span><text:span text:style-name="T37">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1"><text:span text:style-name="T35">NEW</text:span></text:p>
      <text:p text:style-name="P72"><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7">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7">سازگار‌تر با محیط زیست</text:span><text:span text:style-name="T35"> حرکت کنند، و رفتار و عمل‌کرد خود را در مسیر رسیدن به </text:span><text:span text:style-name="T38">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3"><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7">مواد</text:span><text:span text:style-name="T35"> و </text:span><text:span text:style-name="T37">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5:47:12.095611069</dc:date>
    <meta:editing-duration>P1DT13H56M37S</meta:editing-duration>
    <meta:editing-cycles>52</meta:editing-cycles>
    <meta:generator>LibreOffice/7.5.5.2$Linux_X86_64 LibreOffice_project/50$Build-2</meta:generator>
    <meta:document-statistic meta:table-count="0" meta:image-count="0" meta:object-count="0" meta:page-count="17" meta:paragraph-count="311" meta:word-count="4072" meta:character-count="20054" meta:non-whitespace-character-count="16181"/>
  </office:meta>
</office:document-meta>
</file>